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LocalTargetSourceTests.testCanGetStatsVia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eadLocalTargetSource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TargetSourceTests.testReuseDestroyed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LocalTargetSourceTests.testReuseInSame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LocalTargetSourceTests.testUseDifferentManagedInstancesInSame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LocalTarget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LocalTargetSourceTests.testNewThreadHasOw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